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style:writing-mode="page"/>
    </style:style>
    <style:style style:name="Tabelle2" style:family="table">
      <style:table-properties style:width="17cm" fo:break-before="page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style:writing-mode="page"/>
    </style:style>
    <style:style style:name="P1" style:family="paragraph" style:parent-style-name="Table_20_Contents">
      <style:text-properties officeooo:rsid="001b210d"/>
    </style:style>
    <style:style style:name="P2" style:family="paragraph" style:parent-style-name="Table_20_Contents">
      <style:text-properties officeooo:rsid="001b210d" officeooo:paragraph-rsid="001b210d"/>
    </style:style>
    <style:style style:name="P3" style:family="paragraph" style:parent-style-name="Table_20_Contents">
      <style:text-properties officeooo:rsid="001b210d" officeooo:paragraph-rsid="001bc68a"/>
    </style:style>
    <style:style style:name="P4" style:family="paragraph" style:parent-style-name="Table_20_Contents">
      <style:text-properties officeooo:rsid="001bc68a"/>
    </style:style>
    <style:style style:name="P5" style:family="paragraph" style:parent-style-name="Table_20_Contents">
      <style:text-properties officeooo:rsid="001bc68a" officeooo:paragraph-rsid="001bc68a"/>
    </style:style>
    <style:style style:name="P6" style:family="paragraph" style:parent-style-name="Table_20_Contents">
      <style:text-properties officeooo:rsid="001bc68a" officeooo:paragraph-rsid="001b210d"/>
    </style:style>
    <style:style style:name="T1" style:family="text">
      <style:text-properties officeooo:rsid="001bc6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leLine94114219823984">
          <table:table-cell table:style-name="Tabelle1.A1" office:value-type="string">
            <text:p text:style-name="P2">Disfrutar de</text:p>
          </table:table-cell>
          <table:table-cell table:style-name="Tabelle1.A1" office:value-type="string">
            <text:p text:style-name="P5">Viel spaß</text:p>
          </table:table-cell>
        </table:table-row>
        <table:table-row table:style-name="TableLine94114220200544">
          <table:table-cell table:style-name="Tabelle1.A1" office:value-type="string">
            <text:p text:style-name="P2">Recuparse de</text:p>
          </table:table-cell>
          <table:table-cell table:style-name="Tabelle1.A1" office:value-type="string">
            <text:p text:style-name="P4">Sich erhohlen von</text:p>
          </table:table-cell>
        </table:table-row>
        <table:table-row table:style-name="TableLine94114220200896">
          <table:table-cell table:style-name="Tabelle1.A1" office:value-type="string">
            <text:p text:style-name="P2">Ir de compras</text:p>
          </table:table-cell>
          <table:table-cell table:style-name="Tabelle1.A1" office:value-type="string">
            <text:p text:style-name="P5">Einkaufen gehe n</text:p>
          </table:table-cell>
        </table:table-row>
        <table:table-row table:style-name="TableLine94114220201424">
          <table:table-cell table:style-name="Tabelle1.A1" office:value-type="string">
            <text:p text:style-name="P2">Ocuparse de alguien</text:p>
          </table:table-cell>
          <table:table-cell table:style-name="Tabelle1.A1" office:value-type="string">
            <text:p text:style-name="P5">Auf jemanden aufpassen</text:p>
          </table:table-cell>
        </table:table-row>
        <table:table-row table:style-name="TableLine94114220202144">
          <table:table-cell table:style-name="Tabelle1.A1" office:value-type="string">
            <text:p text:style-name="P2">Recuparse de una enfermedad</text:p>
          </table:table-cell>
          <table:table-cell table:style-name="Tabelle1.A1" office:value-type="string">
            <text:p text:style-name="P5">Gesund werden</text:p>
          </table:table-cell>
        </table:table-row>
        <table:table-row table:style-name="TableLine94114220202944">
          <table:table-cell table:style-name="Tabelle1.A1" office:value-type="string">
            <text:p text:style-name="P3">Ser una persona de mucha Confidenza</text:p>
          </table:table-cell>
          <table:table-cell table:style-name="Tabelle1.A1" office:value-type="string">
            <text:p text:style-name="P5">Sehr selbstbewusste person</text:p>
          </table:table-cell>
        </table:table-row>
        <table:table-row table:style-name="TableLine94114220203696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leLine94114220204496">
          <table:table-cell table:style-name="Tabelle1.A1" office:value-type="string">
            <text:p text:style-name="P2">Depender de</text:p>
          </table:table-cell>
          <table:table-cell table:style-name="Tabelle1.A1" office:value-type="string">
            <text:p text:style-name="P5">Lernen von</text:p>
          </table:table-cell>
        </table:table-row>
        <table:table-row table:style-name="TableLine94114220205296">
          <table:table-cell table:style-name="Tabelle1.A1" office:value-type="string">
            <text:p text:style-name="P2">Estar rodeada de</text:p>
          </table:table-cell>
          <table:table-cell table:style-name="Tabelle1.A1" office:value-type="string">
            <text:p text:style-name="P5">Umgeben sein von</text:p>
          </table:table-cell>
        </table:table-row>
        <table:table-row table:style-name="TableLine94114220206016">
          <table:table-cell table:style-name="Tabelle1.A1" office:value-type="string">
            <text:p text:style-name="P2">Irse de expursion</text:p>
          </table:table-cell>
          <table:table-cell table:style-name="Tabelle1.A1" office:value-type="string">
            <text:p text:style-name="P5">Auf exkursion gehen</text:p>
          </table:table-cell>
        </table:table-row>
        <table:table-row table:style-name="TableLine94114220206816">
          <table:table-cell table:style-name="Tabelle1.A1" office:value-type="string">
            <text:p text:style-name="P2">Seguido de</text:p>
          </table:table-cell>
          <table:table-cell table:style-name="Tabelle1.A1" office:value-type="string">
            <text:p text:style-name="P5">Gefolgt von</text:p>
          </table:table-cell>
        </table:table-row>
        <table:table-row table:style-name="TableLine94114220207616">
          <table:table-cell table:style-name="Tabelle1.A1" office:value-type="string">
            <text:p text:style-name="P2">Despues de leer</text:p>
          </table:table-cell>
          <table:table-cell table:style-name="Tabelle1.A1" office:value-type="string">
            <text:p text:style-name="P5">Nach dem lesen</text:p>
          </table:table-cell>
        </table:table-row>
        <table:table-row table:style-name="TableLine94114220208416">
          <table:table-cell table:style-name="Tabelle1.A1" office:value-type="string">
            <text:p text:style-name="P2">Los fines de semana</text:p>
          </table:table-cell>
          <table:table-cell table:style-name="Tabelle1.A1" office:value-type="string">
            <text:p text:style-name="P5">An Wochenenden</text:p>
          </table:table-cell>
        </table:table-row>
        <table:table-row table:style-name="TableLine94114220209216">
          <table:table-cell table:style-name="Tabelle1.A1" office:value-type="string">
            <text:p text:style-name="P2">Ir a viena</text:p>
          </table:table-cell>
          <table:table-cell table:style-name="Tabelle1.A1" office:value-type="string">
            <text:p text:style-name="P6">Nach wien gehen</text:p>
          </table:table-cell>
        </table:table-row>
        <table:table-row table:style-name="TableLine94114220210016">
          <table:table-cell table:style-name="Tabelle1.A1" office:value-type="string">
            <text:p text:style-name="P2">Ir a pie</text:p>
          </table:table-cell>
          <table:table-cell table:style-name="Tabelle1.A1" office:value-type="string">
            <text:p text:style-name="P5">Zu fuß gehen</text:p>
          </table:table-cell>
        </table:table-row>
        <table:table-row table:style-name="TableLine94114220210816">
          <table:table-cell table:style-name="Tabelle1.A1" office:value-type="string">
            <text:p text:style-name="P2">Jugar al fütbol</text:p>
          </table:table-cell>
          <table:table-cell table:style-name="Tabelle1.A1" office:value-type="string">
            <text:p text:style-name="P5">Fusball spielen</text:p>
          </table:table-cell>
        </table:table-row>
        <table:table-row table:style-name="TableLine94114220211616">
          <table:table-cell table:style-name="Tabelle1.A1" office:value-type="string">
            <text:p text:style-name="P2">Jugar al tenis</text:p>
          </table:table-cell>
          <table:table-cell table:style-name="Tabelle1.A1" office:value-type="string">
            <text:p text:style-name="P5">Tennis spielen</text:p>
          </table:table-cell>
        </table:table-row>
        <table:table-row table:style-name="TableLine94114220212416">
          <table:table-cell table:style-name="Tabelle1.A1" office:value-type="string">
            <text:p text:style-name="P2">Jugar a las cartas</text:p>
          </table:table-cell>
          <table:table-cell table:style-name="Tabelle1.A1" office:value-type="string">
            <text:p text:style-name="P5">Karten spielen</text:p>
          </table:table-cell>
        </table:table-row>
        <table:table-row table:style-name="TableLine94114220213216">
          <table:table-cell table:style-name="Tabelle1.A1" office:value-type="string">
            <text:p text:style-name="P2">Aprender a </text:p>
          </table:table-cell>
          <table:table-cell table:style-name="Tabelle1.A1" office:value-type="string">
            <text:p text:style-name="P5">lerenen</text:p>
          </table:table-cell>
        </table:table-row>
        <table:table-row table:style-name="TableLine94114220214016">
          <table:table-cell table:style-name="Tabelle1.A1" office:value-type="string">
            <text:p text:style-name="P2">Montar a cabello</text:p>
          </table:table-cell>
          <table:table-cell table:style-name="Tabelle1.A1" office:value-type="string">
            <text:p text:style-name="P5">Ein pferd reiten</text:p>
          </table:table-cell>
        </table:table-row>
        <table:table-row table:style-name="TableLine94114220214848">
          <table:table-cell table:style-name="Tabelle1.A1" office:value-type="string">
            <text:p text:style-name="P2">Ir al cine</text:p>
          </table:table-cell>
          <table:table-cell table:style-name="Tabelle1.A1" office:value-type="string">
            <text:p text:style-name="P5">Ins kino gehen</text:p>
          </table:table-cell>
        </table:table-row>
        <table:table-row table:style-name="TableLine94114220215680">
          <table:table-cell table:style-name="Tabelle1.A1" office:value-type="string">
            <text:p text:style-name="P2">Visitar <text:s/>a alguien</text:p>
          </table:table-cell>
          <table:table-cell table:style-name="Tabelle1.A1" office:value-type="string">
            <text:p text:style-name="Table_20_Contents"><text:s/><text:span text:style-name="T1">Jemanden besuchen</text:span></text:p>
          </table:table-cell>
        </table:table-row>
        <table:table-row table:style-name="TableLine94114220216512">
          <table:table-cell table:style-name="Tabelle1.A1" office:value-type="string">
            <text:p text:style-name="P2">Ir a bares</text:p>
          </table:table-cell>
          <table:table-cell table:style-name="Tabelle1.A1" office:value-type="string">
            <text:p text:style-name="P5">In kneipen gehen</text:p>
          </table:table-cell>
        </table:table-row>
        <table:table-row table:style-name="TableLine94114220217344">
          <table:table-cell table:style-name="Tabelle1.A1" office:value-type="string">
            <text:p text:style-name="P2">A diario</text:p>
          </table:table-cell>
          <table:table-cell table:style-name="Tabelle1.A1" office:value-type="string">
            <text:p text:style-name="P5">täglich</text:p>
          </table:table-cell>
        </table:table-row>
        <table:table-row table:style-name="TableLine94114220218176">
          <table:table-cell table:style-name="Tabelle1.A1" office:value-type="string">
            <text:p text:style-name="P2">Dedicar un poco de</text:p>
          </table:table-cell>
          <table:table-cell table:style-name="Tabelle1.A1" office:value-type="string">
            <text:p text:style-name="P4">Ein bisschen dedizieren</text:p>
          </table:table-cell>
        </table:table-row>
        <table:table-row table:style-name="TableLine94114220219008">
          <table:table-cell table:style-name="Tabelle1.A1" office:value-type="string">
            <text:p text:style-name="P2">Tiempo a las tareis</text:p>
          </table:table-cell>
          <table:table-cell table:style-name="Tabelle1.A1" office:value-type="string">
            <text:p text:style-name="P5">Zeit für hausaufgaben</text:p>
          </table:table-cell>
        </table:table-row>
        <table:table-row table:style-name="TableLine94114220219840">
          <table:table-cell table:style-name="Tabelle1.A1" office:value-type="string">
            <text:p text:style-name="P2">Jugar a juegos de ordenador</text:p>
          </table:table-cell>
          <table:table-cell table:style-name="Tabelle1.A1" office:value-type="string">
            <text:p text:style-name="P5">Videospiele spieln</text:p>
          </table:table-cell>
        </table:table-row>
        <table:table-row table:style-name="TableLine94114220220672">
          <table:table-cell table:style-name="Tabelle1.A1" office:value-type="string">
            <text:p text:style-name="P2">Conectarse a las redes sociales</text:p>
          </table:table-cell>
          <table:table-cell table:style-name="Tabelle1.A1" office:value-type="string">
            <text:p text:style-name="P4">Sich mit sozialen netzwerken verbinden</text:p>
          </table:table-cell>
        </table:table-row>
        <table:table-row table:style-name="TableLine94114220221504">
          <table:table-cell table:style-name="Tabelle1.A1" office:value-type="string">
            <text:p text:style-name="P2">A mi me gusta</text:p>
          </table:table-cell>
          <table:table-cell table:style-name="Tabelle1.A1" office:value-type="string">
            <text:p text:style-name="P5">Ich mag das</text:p>
          </table:table-cell>
        </table:table-row>
        <table:table-row table:style-name="TableLine94114220222336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leLine94114220223440">
          <table:table-cell table:style-name="Tabelle2.A1" office:value-type="string">
            <text:p text:style-name="P2">Ir en autobus</text:p>
          </table:table-cell>
          <table:table-cell table:style-name="Tabelle2.A1" office:value-type="string">
            <text:p text:style-name="P2">Mit dem autobus fahren</text:p>
          </table:table-cell>
        </table:table-row>
        <table:table-row table:style-name="TableLine94114220263488">
          <table:table-cell table:style-name="Tabelle2.A1" office:value-type="string">
            <text:p text:style-name="P2">Ir en tren</text:p>
          </table:table-cell>
          <table:table-cell table:style-name="Tabelle2.A1" office:value-type="string">
            <text:p text:style-name="P1">Mit dem zug fahren</text:p>
          </table:table-cell>
        </table:table-row>
        <table:table-row table:style-name="TableLine94114220263840">
          <table:table-cell table:style-name="Tabelle2.A1" office:value-type="string">
            <text:p text:style-name="P2">Ir en coche</text:p>
          </table:table-cell>
          <table:table-cell table:style-name="Tabelle2.A1" office:value-type="string">
            <text:p text:style-name="P1">Mit dem auto fahren</text:p>
          </table:table-cell>
        </table:table-row>
        <table:table-row table:style-name="TableLine94114220264144">
          <table:table-cell table:style-name="Tabelle2.A1" office:value-type="string">
            <text:p text:style-name="P2">Ir en bicipleta</text:p>
          </table:table-cell>
          <table:table-cell table:style-name="Tabelle2.A1" office:value-type="string">
            <text:p text:style-name="P2">Fahrrad fahren</text:p>
          </table:table-cell>
        </table:table-row>
        <table:table-row table:style-name="TableLine94114220264752">
          <table:table-cell table:style-name="Tabelle2.A1" office:value-type="string">
            <text:p text:style-name="P2">En mi tiempo libre</text:p>
          </table:table-cell>
          <table:table-cell table:style-name="Tabelle2.A1" office:value-type="string">
            <text:p text:style-name="P2">In meiner freizeit</text:p>
          </table:table-cell>
        </table:table-row>
        <table:table-row table:style-name="TableLine94114220265552">
          <table:table-cell table:style-name="Tabelle2.A1" office:value-type="string">
            <text:p text:style-name="P2">Pasar el tiempo libre</text:p>
          </table:table-cell>
          <table:table-cell table:style-name="Tabelle2.A1" office:value-type="string">
            <text:p text:style-name="P2">Freizeit verbringen</text:p>
          </table:table-cell>
        </table:table-row>
        <table:table-row table:style-name="TableLine94114220266304">
          <table:table-cell table:style-name="Tabelle2.A1" office:value-type="string">
            <text:p text:style-name="P2">Metido en las redes sociales</text:p>
          </table:table-cell>
          <table:table-cell table:style-name="Tabelle2.A1" office:value-type="string">
            <text:p text:style-name="P2">In sozialen netzwerken aktiv sein</text:p>
          </table:table-cell>
        </table:table-row>
        <table:table-row table:style-name="TableLine94114220267104">
          <table:table-cell table:style-name="Tabelle2.A1" office:value-type="string">
            <text:p text:style-name="P2">Estar en internet</text:p>
          </table:table-cell>
          <table:table-cell table:style-name="Tabelle2.A1" office:value-type="string">
            <text:p text:style-name="P2">Im internet sein</text:p>
          </table:table-cell>
        </table:table-row>
        <table:table-row table:style-name="TableLine94114220267904">
          <table:table-cell table:style-name="Tabelle2.A1" office:value-type="string">
            <text:p text:style-name="P2">Queder con alguien</text:p>
          </table:table-cell>
          <table:table-cell table:style-name="Tabelle2.A1" office:value-type="string">
            <text:p text:style-name="P1">Mit jemanden treffen</text:p>
          </table:table-cell>
        </table:table-row>
        <table:table-row table:style-name="TableLine94114220268624">
          <table:table-cell table:style-name="Tabelle2.A1" office:value-type="string">
            <text:p text:style-name="P2">Salir con alguien</text:p>
          </table:table-cell>
          <table:table-cell table:style-name="Tabelle2.A1" office:value-type="string">
            <text:p text:style-name="P2">Mit jemanden ausgehen</text:p>
          </table:table-cell>
        </table:table-row>
        <table:table-row table:style-name="TableLine94114220269424">
          <table:table-cell table:style-name="Tabelle2.A1" office:value-type="string">
            <text:p text:style-name="P2">Jugar con alguien</text:p>
          </table:table-cell>
          <table:table-cell table:style-name="Tabelle2.A1" office:value-type="string">
            <text:p text:style-name="P2">Mit jemandem spielen</text:p>
          </table:table-cell>
        </table:table-row>
        <table:table-row table:style-name="TableLine94114220270224">
          <table:table-cell table:style-name="Tabelle2.A1" office:value-type="string">
            <text:p text:style-name="P2">Compartir informaticon con otros</text:p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71024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71824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72624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73424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74224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75024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75824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76624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77456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78288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79120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79952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80784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81616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82448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83280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84112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  <table:table-row table:style-name="TableLine94114220284944"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09:10:14.013307545</meta:creation-date>
    <dc:date>2022-03-11T10:45:59.071982163</dc:date>
    <meta:editing-duration>PT18M52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2" meta:paragraph-count="79" meta:word-count="240" meta:character-count="1335" meta:non-whitespace-character-count="1171"/>
  </office:meta>
</office:document-meta>
</file>